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a6a6a6"/>
    </style:style>
    <style:style style:name="P2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51pt solid #00000a"/>
    </style:style>
    <style:style style:name="P3" style:family="paragraph" style:parent-style-name="Standard">
      <style:paragraph-properties fo:padding-left="0cm" fo:padding-right="0cm" fo:padding-top="0.035cm" fo:padding-bottom="0cm" fo:border-left="none" fo:border-right="none" fo:border-top="0.51pt solid #00000a" fo:border-bottom="none"/>
    </style:style>
    <style:style style:name="P4" style:family="paragraph" style:parent-style-name="List_20_Paragraph">
      <style:paragraph-properties fo:margin-left="0cm" fo:margin-right="0cm" fo:text-indent="0cm" style:auto-text-indent="false"/>
    </style:style>
    <style:style style:name="P5" style:family="paragraph" style:parent-style-name="Standard">
      <style:text-properties fo:font-weight="bold" style:font-weight-asian="bold"/>
    </style:style>
    <style:style style:name="P6" style:family="paragraph" style:parent-style-name="Heading_20_1" style:master-page-name="Standard">
      <style:paragraph-properties style:page-number="auto"/>
    </style:style>
    <style:style style:name="P7" style:family="paragraph" style:parent-style-name="List_20_Paragraph" style:list-style-name="WWNum7"/>
    <style:style style:name="P8" style:family="paragraph" style:parent-style-name="List_20_Paragraph" style:list-style-name="WWNum8"/>
    <style:style style:name="P9" style:family="paragraph" style:parent-style-name="List_20_Paragraph" style:list-style-name="WWNum19"/>
    <style:style style:name="P10" style:family="paragraph" style:parent-style-name="List_20_Paragraph" style:list-style-name="WWNum9"/>
    <style:style style:name="P11" style:family="paragraph" style:parent-style-name="List_20_Paragraph" style:list-style-name="WWNum10"/>
    <style:style style:name="P12" style:family="paragraph" style:parent-style-name="List_20_Paragraph" style:list-style-name="WWNum11"/>
    <style:style style:name="P13" style:family="paragraph" style:parent-style-name="List_20_Paragraph" style:list-style-name="WWNum12"/>
    <style:style style:name="P14" style:family="paragraph" style:parent-style-name="List_20_Paragraph" style:list-style-name="WWNum13"/>
    <style:style style:name="P15" style:family="paragraph" style:parent-style-name="List_20_Paragraph" style:list-style-name="WWNum14"/>
    <style:style style:name="P16" style:family="paragraph" style:parent-style-name="List_20_Paragraph" style:list-style-name="WWNum15"/>
    <style:style style:name="P17" style:family="paragraph" style:parent-style-name="List_20_Paragraph" style:list-style-name="WWNum16"/>
    <style:style style:name="P18" style:family="paragraph" style:parent-style-name="List_20_Paragraph" style:list-style-name="WWNum20"/>
    <style:style style:name="T1" style:family="text">
      <style:text-properties fo:color="#7f7f7f" fo:font-style="italic" style:font-style-asian="italic"/>
    </style:style>
    <style:style style:name="T2" style:family="text">
      <style:text-properties fo:font-weight="bold" style:font-weight-asian="bold"/>
    </style:style>
    <style:style style:name="T3" style:family="text">
      <style:text-properties fo:color="#ff0000"/>
    </style:style>
    <style:style style:name="T4" style:family="text">
      <style:text-properties fo:color="#ff0000" fo:font-weight="bold" style:font-weight-asian="bold" style:font-weight-complex="bold"/>
    </style:style>
    <style:style style:name="T5" style:family="text">
      <style:text-properties fo:color="#ff0000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color="#ff0000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7" style:family="text">
      <style:text-properties fo:color="#ff0000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Prezentace, revize plánu, report</text:h>
      <text:p text:style-name="Standard">Dotazující tým se ptá na následující otázky a dotazovaný tým odpovídá a výsledky si zapisuje k sobě do formuláře. Při odpovídání otázek a vyplňování formuláře, buďte co nejvíce konkrétní. U odpovědí typu „málo času“ se pokuste jít k podstatě, co konkrétně se nedaří, čím to je.</text:p>
      <text:p text:style-name="P2">Hledejte pozitiva, to co nám nejde, víme velmi dobře </text:p>
      <text:p text:style-name="Standard"><text:span text:style-name="T2">Termín prezentace a revize</text:span>: pondělí 19.11.2012 <text:span text:style-name="T7">VYHOVUJE TENTO TERMÍN???</text:span></text:p>
      <text:p text:style-name="Standard"><text:span text:style-name="T2">Místo prezentace a revize</text:span>: PPV <text:span text:style-name="T7">VYHUJE TOHLE MÍSTO???</text:span></text:p>
      <text:p text:style-name="P5">Členové Vašeho týmu</text:p>
      <text:list xml:id="list804402698" text:style-name="WWNum7">
        <text:list-item>
          <text:p text:style-name="P7">Radek Bařinka</text:p>
        </text:list-item>
        <text:list-item>
          <text:p text:style-name="P7">Lukáš Frencl<text:bookmark-start text:name="_GoBack"/></text:p>
        </text:list-item>
        <text:list-item>
          <text:p text:style-name="P7">Jan Pacner</text:p>
        </text:list-item>
      </text:list>
      <text:p text:style-name="P5"><text:bookmark-end text:name="_GoBack"/>Členové revizních týmů</text:p>
      <text:p text:style-name="Standard">Název týmu: <text:span text:style-name="T7">MÁŠ NĚJAKÝ NÁZEV NEBO TO CHCEŠ NECHAT PRÁZDNÉ???</text:span></text:p>
      <text:list xml:id="list1742923738" text:style-name="WWNum8">
        <text:list-item>
          <text:p text:style-name="P8">Kaňovský Zdeněk</text:p>
        </text:list-item>
      </text:list>
      <text:h text:style-name="Heading_20_2" text:outline-level="2">Prezentace</text:h>
      <text:p text:style-name="P5">Co by měla prezentace obsahovat</text:p>
      <text:list xml:id="list1438591523" text:style-name="WWNum19">
        <text:list-item>
          <text:p text:style-name="P9">jak je definován problém, co byly sledované vlastnosti</text:p>
        </text:list-item>
        <text:list-item>
          <text:p text:style-name="P9">jaký je návrh řešení problému</text:p>
        </text:list-item>
        <text:list-item>
          <text:p text:style-name="P9">jak se řešení realizuje</text:p>
        </text:list-item>
        <text:list-item>
          <text:p text:style-name="P9">jaký způsob testování je zvolen a jak by měly proběhnout experimenty</text:p>
        </text:list-item>
        <text:list-item>
          <text:p text:style-name="P9"><text:soft-page-break/>jakých výsledků má být dosaženo</text:p>
        </text:list-item>
      </text:list>
      <text:p text:style-name="Standard"/>
      <text:p text:style-name="P5">Co se Vám při prezentaci nejvíce podařilo?</text:p>
      <text:list xml:id="list634789534" text:style-name="WWNum9">
        <text:list-item>
          <text:p text:style-name="P10">Vystihnout hlavní myšlenku návrhu grafického rozhraní</text:p>
        </text:list-item>
        <text:list-item>
          <text:p text:style-name="P10">Popsat jednotlivé části návrhu</text:p>
        </text:list-item>
        <text:list-item>
          <text:p text:style-name="P10">Přesvědčit posluchače, že náš způsob řešení je relovuční</text:p>
        </text:list-item>
      </text:list>
      <text:p text:style-name="P4"/>
      <text:p text:style-name="P5">Co byste příště při prezentaci udělali jinak?</text:p>
      <text:list xml:id="list397456663" text:style-name="WWNum10">
        <text:list-item>
          <text:p text:style-name="P11">Oblékli bychom se do více reprezentativního oblečení</text:p>
        </text:list-item>
        <text:list-item>
          <text:p text:style-name="P11">Zvolili bychom formálnější způsob komunikace</text:p>
        </text:list-item>
      </text:list>
      <text:h text:style-name="Heading_20_2" text:outline-level="2">Plán řešení projektu</text:h>
      <text:p text:style-name="Standard">Co se Vám v dosavadní práci nejvíce daří?</text:p>
      <text:list xml:id="list725645019" text:style-name="WWNum11">
        <text:list-item>
          <text:p text:style-name="P12">Vymýšlet mnoho alternativních možností jak implementovat různé části</text:p>
        </text:list-item>
        <text:list-item>
          <text:p text:style-name="P12">Plnit časový plán</text:p>
        </text:list-item>
        <text:list-item>
          <text:p text:style-name="P12">Vytvářet nové, kreativní návrhy grafických prvků</text:p>
        </text:list-item>
      </text:list>
      <text:p text:style-name="Standard">Co nejvíce pomáhá při řešení projektu? Co Vás nejlépe posouvá k dobrému řešení?</text:p>
      <text:list xml:id="list959363694" text:style-name="WWNum12">
        <text:list-item>
          <text:p text:style-name="P13">Dodržování časového plánu</text:p>
        </text:list-item>
        <text:list-item>
          <text:p text:style-name="P13">Živá komunikace v týmu</text:p>
        </text:list-item>
      </text:list>
      <text:p text:style-name="Standard">Co nejvíce brání rychlejšímu a efektivnějšímu vývoji na projektu?</text:p>
      <text:list xml:id="list163179840" text:style-name="WWNum13">
        <text:list-item>
          <text:p text:style-name="P14">Nedostatek času</text:p>
        </text:list-item>
        <text:list-item>
          <text:p text:style-name="P14">Nedostatečná zkušenost s prací v QML</text:p>
        </text:list-item>
      </text:list>
      <text:p text:style-name="Standard">Jak se dá těmto zábranám vyhnout? Jak se dají zábrany odstranit?</text:p>
      <text:list xml:id="list291527206" text:style-name="WWNum14">
        <text:list-item>
          <text:p text:style-name="P15">Změnou časového plánu</text:p>
        </text:list-item>
        <text:list-item>
          <text:p text:style-name="P15">Získáváním zkušeností prací s alternativními frameworky pro GUI</text:p>
        </text:list-item>
      </text:list>
      <text:p text:style-name="Standard">Co jsou hlavní body projektu, na které jste nejvíce hrdí? </text:p>
      <text:list xml:id="list1850028591" text:style-name="WWNum15">
        <text:list-item>
          <text:p text:style-name="P16">Inovativní design zaměřený na mobilní zařízení</text:p>
        </text:list-item>
        <text:list-item>
          <text:p text:style-name="P16">Využití uměleckého stylu „Steampunk“</text:p>
        </text:list-item>
      </text:list>
      <text:p text:style-name="Standard">Co budete v následujícím postupu řešení projektu dělat jinak?</text:p>
      <text:list xml:id="list476156407" text:style-name="WWNum16">
        <text:list-item>
          <text:p text:style-name="P17"><text:soft-page-break/>Opuštění původně plánovaného využití webových technologií a rozhodnutí vše vytvořit v QML</text:p>
        </text:list-item>
        <text:list-item>
          <text:p text:style-name="P17">Lépe organizovat spolupráci (ve smyslu tvorby kódu apod.)</text:p>
        </text:list-item>
      </text:list>
      <text:h text:style-name="Heading_20_2" text:outline-level="2">Dokumentace</text:h>
      <text:p text:style-name="P5">Co je rozumné sledovat při diskuzi o dokumentaci</text:p>
      <text:list xml:id="list579378910" text:style-name="WWNum20">
        <text:list-item>
          <text:p text:style-name="P18">Přehled existujících řešení – co je na nich zajímavé a inspirující?</text:p>
        </text:list-item>
        <text:list-item>
          <text:p text:style-name="P18">Jak existující řešení inspirují řešení projektu?</text:p>
        </text:list-item>
        <text:list-item>
          <text:p text:style-name="P18">Jaké nástroje budou použity? Jakým způsobem? Z jakého důvodu?</text:p>
        </text:list-item>
        <text:list-item>
          <text:p text:style-name="P18">Jak dobře je popsán cíl a přínos řešení projektu?</text:p>
        </text:list-item>
        <text:list-item>
          <text:p text:style-name="P18">Jak se plánuje ověřit dosažení cíle a přínosu projektu?</text:p>
        </text:list-item>
        <text:list-item>
          <text:p text:style-name="P18">Jak je zvolena cílová skupina uživatelů?</text:p>
        </text:list-item>
        <text:list-item>
          <text:p text:style-name="P18">Jak jsou rozděleny role mezi členy týmu?</text:p>
        </text:list-item>
      </text:list>
      <text:p text:style-name="Standard"/>
      <text:p text:style-name="P3"/>
      <text:p text:style-name="P3">Vyplněný formulář opět vyexportujte jako PDF a odevzdejte (každý člen týmu zvlášť) do IS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cs" fo:country="CZ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cs" fo:country="CZ" style:letter-kerning="true" style:font-name-asian="DejaVu San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353cm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" style:display-name="Default Paragraph Font" style:family="text"/>
    <style:style style:name="Text_20_bubliny_20_Char" style:display-name="Text bubliny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adpis_20_1_20_Char" style:display-name="Nadpis 1 Char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Nadpis_20_2_20_Char" style:display-name="Nadpis 2 Char" style:family="text" style:parent-style-name="Default_20_Paragraph_20_Font"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Záhlaví_20_Char" style:display-name="Záhlaví Char" style:family="text" style:parent-style-name="Default_20_Paragraph_20_Font"/>
    <style:style style:name="Zápatí_20_Char" style:display-name="Zápatí Char" style:family="text" style:parent-style-name="Default_20_Paragraph_20_Font"/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–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 style:font-family-generic="roman"/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Times New Roman'" style:font-family-generic="roman"/>
      </text:list-level-style-bullet>
      <text:list-level-style-bullet text:level="3" style:num-suffix="–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Times New Roman'" style:font-family-generic="roman"/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Times New Roman'" style:font-family-generic="roman"/>
      </text:list-level-style-bullet>
      <text:list-level-style-bullet text:level="5" style:num-suffix="–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Times New Roman'" style:font-family-generic="roman"/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Times New Roman'" style:font-family-generic="roman"/>
      </text:list-level-style-bullet>
      <text:list-level-style-bullet text:level="7" style:num-suffix="–" text:bullet-char="–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Times New Roman'" style:font-family-generic="roman"/>
      </text:list-level-style-bullet>
      <text:list-level-style-bullet text:level="8" style:num-suffix="–" text:bullet-char="–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Times New Roman'" style:font-family-generic="roman"/>
      </text:list-level-style-bullet>
      <text:list-level-style-bullet text:level="9" style:num-suffix="–" text:bullet-char="–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Times New Roman'" style:font-family-generic="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a6a6a6"/>
    </style:style>
    <style:style style:name="MT1" style:family="text">
      <style:text-properties fo:color="#7f7f7f" fo:font-style="italic" style:font-style-asian="italic"/>
    </style:style>
    <style:page-layout style:name="Mpm1">
      <style:page-layout-properties fo:page-width="21.001cm" fo:page-height="29.7cm" style:num-format="1" style:print-orientation="portrait" fo:margin-top="1.249cm" fo:margin-bottom="2.499cm" fo:margin-left="2.499cm" fo:margin-right="2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Projekt ITU –</text:span> <text:span text:style-name="MT1">Prezentace, revize plánu, report <text:tab/><text:tab/>Víťa Beran</text:span>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anv</meta:initial-creator>
    <meta:editing-cycles>42</meta:editing-cycles>
    <meta:creation-date>2012-09-27T19:14:00</meta:creation-date>
    <dc:date>2012-11-17T15:02:20</dc:date>
    <meta:editing-duration>PT39M31S</meta:editing-duration>
    <meta:generator>LibreOffice/3.5$Linux_X86_64 LibreOffice_project/350m1$Build-2</meta:generator>
    <meta:document-statistic meta:table-count="0" meta:image-count="0" meta:object-count="0" meta:page-count="3" meta:paragraph-count="57" meta:word-count="443" meta:character-count="2759" meta:non-whitespace-character-count="240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